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1">
      <style:text-properties officeooo:paragraph-rsid="001af286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>
      <style:text-properties officeooo:paragraph-rsid="001af286"/>
    </style:style>
    <style:style style:name="P7" style:family="paragraph" style:parent-style-name="Text_20_body" style:list-style-name="L12">
      <style:paragraph-properties fo:margin-top="0in" fo:margin-bottom="0in" style:contextual-spacing="false"/>
    </style:style>
    <style:style style:name="P8" style:family="paragraph" style:parent-style-name="Text_20_body" style:list-style-name="L12">
      <style:text-properties officeooo:paragraph-rsid="001af286"/>
    </style:style>
    <style:style style:name="P9" style:family="paragraph" style:parent-style-name="Text_20_body" style:list-style-name="L14"/>
    <style:style style:name="P10" style:family="paragraph" style:parent-style-name="Text_20_body" style:list-style-name="L14">
      <style:paragraph-properties fo:margin-top="0in" fo:margin-bottom="0in" style:contextual-spacing="false"/>
    </style:style>
    <style:style style:name="T1" style:family="text">
      <style:text-properties officeooo:rsid="001af286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<text:span text:style-name="Strong_20_Emphasis">Interview Questions &amp; Responses:</text:span></text:h>
      <text:list text:style-name="L1">
        <text:list-item>
          <text:p text:style-name="P1"><text:span text:style-name="Strong_20_Emphasis">What are your goals when using the MedSys application?</text:span></text:p>
          <text:list>
            <text:list-item>
              <text:p text:style-name="P2">"We want a simple and fast way to book appointments without making phone calls." </text:p>
            </text:list-item>
            <text:list-item>
              <text:p text:style-name="P2">"Doctors should have an easy way to manage their schedules." </text:p>
            </text:list-item>
            <text:list-item>
              <text:p text:style-name="P2">"The system should send reminders for upcoming appointments." </text:p>
            </text:list-item>
          </text:list>
        </text:list-item>
        <text:list-item>
          <text:p text:style-name="P1"><text:span text:style-name="Strong_20_Emphasis">What are your main needs as a user of this system?</text:span></text:p>
          <text:list>
            <text:list-item>
              <text:p text:style-name="P2">"A clear and intuitive interface to find available appointment slots." </text:p>
            </text:list-item>
            <text:list-item>
              <text:p text:style-name="P2">"A secure way to store and access medical records." </text:p>
            </text:list-item>
            <text:list-item>
              <text:p text:style-name="P2">"Doctors should be able to update and review patient history effortlessly." </text:p>
            </text:list-item>
          </text:list>
        </text:list-item>
        <text:list-item>
          <text:p text:style-name="P1"><text:span text:style-name="Strong_20_Emphasis">What frustrations do you currently experience with similar systems?</text:span></text:p>
          <text:list>
            <text:list-item>
              <text:p text:style-name="P2">"Some systems require too many steps to book an appointment." </text:p>
            </text:list-item>
            <text:list-item>
              <text:p text:style-name="P2">"Lack of notifications, so we forget about scheduled visits." </text:p>
            </text:list-item>
            <text:list-item>
              <text:p text:style-name="P2">"It’s hard to reach support when there’s an issue with the system." </text:p>
            </text:list-item>
          </text:list>
        </text:list-item>
        <text:list-item>
          <text:p text:style-name="P1"><text:span text:style-name="Strong_20_Emphasis">How often would you use this application?</text:span></text:p>
          <text:list>
            <text:list-item>
              <text:p text:style-name="P2">"Patients would use it occasionally when they need an appointment." </text:p>
            </text:list-item>
            <text:list-item>
              <text:p text:style-name="P2">"Doctors and medical staff would use it daily for managing schedules and records." </text:p>
            </text:list-item>
          </text:list>
        </text:list-item>
        <text:list-item>
          <text:p text:style-name="P1"><text:span text:style-name="Strong_20_Emphasis">What features do you think are the most important?</text:span></text:p>
          <text:list>
            <text:list-item>
              <text:p text:style-name="P2">"Appointment scheduling with real-time availability updates." </text:p>
            </text:list-item>
            <text:list-item>
              <text:p text:style-name="P2">"Automated reminders via SMS/email." </text:p>
            </text:list-item>
            <text:list-item>
              <text:p text:style-name="P3">"A secure patient portal for accessing prescriptions and medical history."</text:p>
            </text:list-item>
          </text:list>
        </text:list-item>
      </text:list>
      <text:p text:style-name="P6"><text:span text:style-name="Strong_20_Emphasis"><text:span text:style-name="T1">6. </text:span></text:span><text:span text:style-name="Strong_20_Emphasis">What devices do you prefer to use when accessing the application?</text:span></text:p>
      <text:list text:style-name="L12">
        <text:list-item>
          <text:p text:style-name="P7">"Mostly smartphones for quick access, but doctors might prefer desktops or tablets for better visibility." </text:p>
        </text:list-item>
        <text:list-item>
          <text:p text:style-name="P8">"It should work smoothly on both mobile and desktop." </text:p>
          <text:p text:style-name="P8"><text:span text:style-name="Strong_20_Emphasis"><text:span text:style-name="T1">7. </text:span></text:span><text:span text:style-name="Strong_20_Emphasis">Would you like any additional features to improve your experience?</text:span></text:p>
        </text:list-item>
      </text:list>
      <text:list text:style-name="L14">
        <text:list-item>
          <text:p text:style-name="P10">"FAQ section for quick assistance." </text:p>
        </text:list-item>
        <text:list-item>
          <text:p text:style-name="P10">"Integration with digital health records or insurance systems." </text:p>
        </text:list-item>
        <text:list-item>
          <text:p text:style-name="P9">"A way to leave feedback after an appointment to improve services."</text:p>
        </text:list-item>
      </text:list>
      <text:p text:style-name="P6"/>
      <text:p text:style-name="Standard"/>
      <text:h text:style-name="Heading_20_4" text:outline-level="4"><text:span text:style-name="Strong_20_Emphasis">Key Insights from Research:</text:span></text:h>
      <text:list text:style-name="L2">
        <text:list-item>
          <text:p text:style-name="P5">The UI should be <text:span text:style-name="Strong_20_Emphasis">simple, intuitive, and efficient</text:span> for both patients and doctors. </text:p>
        </text:list-item>
        <text:list-item>
          <text:p text:style-name="P5"><text:span text:style-name="Strong_20_Emphasis">Automated notifications</text:span> are crucial to prevent missed appointments. </text:p>
        </text:list-item>
        <text:list-item>
          <text:p text:style-name="P5"><text:span text:style-name="Strong_20_Emphasis">Security and privacy</text:span> are essential for storing and accessing medical data. </text:p>
        </text:list-item>
        <text:list-item>
          <text:p text:style-name="P4"><text:span text:style-name="Strong_20_Emphasis">Support and assistance</text:span> should be easily accessible in case of technical issues. </text:p>
        </text:list-item>
      </text:list>
      <text:p text:style-name="Horizontal_20_Line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6:15:37.978232178</meta:creation-date>
    <dc:date>2025-03-11T16:17:47.528899025</dc:date>
    <meta:editing-duration>PT2M9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32" meta:word-count="333" meta:character-count="2043" meta:non-whitespace-character-count="1750"/>
  </office:meta>
</office:document-meta>
</file>